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8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7575in"/>
    </style:style>
    <style:style style:name="co6" style:family="table-column">
      <style:table-column-properties fo:break-before="auto" style:column-width="0.8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9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22"/>
    <style:style style:name="ce4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Resistance</text:p>
            <text:p>In K</text:p>
          </table:table-cell>
          <table:table-cell table:style-name="Default" office:value-type="string" calcext:value-type="string">
            <text:p>Possible</text:p>
            <text:p>Values</text:p>
          </table:table-cell>
          <table:table-cell office:value-type="string" calcext:value-type="string">
            <text:p>W/20K</text:p>
          </table:table-cell>
          <table:table-cell office:value-type="string" calcext:value-type="string">
            <text:p>Using</text:p>
          </table:table-cell>
          <table:table-cell table:style-name="ce4" office:value-type="string" calcext:value-type="string">
            <text:p>Test Volt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Open</text:p>
          </table:table-cell>
          <table:table-cell table:style-name="Default" office:value-type="string" calcext:value-type="string">
            <text:p>Ope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formula="of:=3.3/([.$C$15]+[.$D2])*[.$C$15]" office:value-type="float" office:value="0.837313432835821" calcext:value-type="float">
            <text:p>0.84</text:p>
          </table:table-cell>
          <table:table-cell office:value-type="string" calcext:value-type="string">
            <text:p>+/- .1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table:formula="of:=[.B3]" office:value-type="float" office:value="10" calcext:value-type="float">
            <text:p>10.0</text:p>
          </table:table-cell>
          <table:table-cell table:style-name="ce1" table:formula="of:=1/(1/20+1/[.C3])" office:value-type="float" office:value="6.66666666666667" calcext:value-type="float">
            <text:p>6.7</text:p>
          </table:table-cell>
          <table:table-cell office:value-type="string" calcext:value-type="string">
            <text:p>R1</text:p>
          </table:table-cell>
          <table:table-cell table:style-name="ce2" table:formula="of:=3.3/([.$C$15]+[.$D3])*[.$C$15]" office:value-type="float" office:value="1.66633663366337" calcext:value-type="float">
            <text:p>1.67</text:p>
          </table:table-cell>
          <table:table-cell office:value-type="string" calcext:value-type="string">
            <text:p>+/- .1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6.8" calcext:value-type="float">
            <text:p>6.8</text:p>
          </table:table-cell>
          <table:table-cell table:formula="of:=[.B4]" office:value-type="float" office:value="6.8" calcext:value-type="float">
            <text:p>6.8</text:p>
          </table:table-cell>
          <table:table-cell table:style-name="ce1" table:formula="of:=1/(1/20+1/[.C4])" office:value-type="float" office:value="5.07462686567164" calcext:value-type="float">
            <text:p>5.1</text:p>
          </table:table-cell>
          <table:table-cell office:value-type="string" calcext:value-type="string">
            <text:p>R2</text:p>
          </table:table-cell>
          <table:table-cell table:style-name="ce2" table:formula="of:=3.3/([.$C$15]+[.$D4])*[.$C$15]" office:value-type="float" office:value="1.88974358974359" calcext:value-type="float">
            <text:p>1.89</text:p>
          </table:table-cell>
          <table:table-cell office:value-type="string" calcext:value-type="string">
            <text:p>+/- .1V</text:p>
          </table:table-cell>
          <table:table-cell office:value-type="string" calcext:value-type="string">
            <text:p>@4V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5.1" calcext:value-type="float">
            <text:p>5.1</text:p>
          </table:table-cell>
          <table:table-cell table:formula="of:=[.B5]" office:value-type="float" office:value="5.1" calcext:value-type="float">
            <text:p>5.1</text:p>
          </table:table-cell>
          <table:table-cell table:style-name="ce1" table:formula="of:=1/(1/20+1/[.C5])" office:value-type="float" office:value="4.06374501992032" calcext:value-type="float">
            <text:p>4.1</text:p>
          </table:table-cell>
          <table:table-cell office:value-type="string" calcext:value-type="string">
            <text:p>R3</text:p>
          </table:table-cell>
          <table:table-cell table:style-name="ce2" table:formula="of:=3.3/([.$C$15]+[.$D5])*[.$C$15]" office:value-type="float" office:value="2.06558603491272" calcext:value-type="float">
            <text:p>2.07</text:p>
          </table:table-cell>
          <table:table-cell office:value-type="string" calcext:value-type="string">
            <text:p>+/- .1V</text:p>
          </table:table-cell>
          <table:table-cell table:style-name="ce2" office:value-type="float" office:value="2.41" calcext:value-type="float">
            <text:p>2.41</text:p>
          </table:table-cell>
          <table:table-cell office:value-type="string" calcext:value-type="string">
            <text:p>+/- .1V</text:p>
          </table:table-cell>
        </table:table-row>
        <table:table-row table:style-name="ro2">
          <table:table-cell table:number-columns-repeated="2"/>
          <table:table-cell table:formula="of:=1/(1/[.B3]+1/[.B4])" office:value-type="float" office:value="4.04761904761905" calcext:value-type="float">
            <text:p>4.0</text:p>
          </table:table-cell>
          <table:table-cell table:style-name="ce1" table:formula="of:=1/(1/20+1/[.C6])" office:value-type="float" office:value="3.36633663366337" calcext:value-type="float">
            <text:p>3.4</text:p>
          </table:table-cell>
          <table:table-cell office:value-type="string" calcext:value-type="string">
            <text:p>R1&amp;R2</text:p>
          </table:table-cell>
          <table:table-cell table:style-name="ce2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formula="of:=1/(1/[.B3]+1/[.B5])" office:value-type="float" office:value="3.37748344370861" calcext:value-type="float">
            <text:p>3.4</text:p>
          </table:table-cell>
          <table:table-cell table:style-name="ce1" table:formula="of:=1/(1/20+1/[.C7])" office:value-type="float" office:value="2.88951841359773" calcext:value-type="float">
            <text:p>2.9</text:p>
          </table:table-cell>
          <table:table-cell office:value-type="string" calcext:value-type="string">
            <text:p>R1&amp;R3</text:p>
          </table:table-cell>
          <table:table-cell table:style-name="ce2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formula="of:=1/(1/[.B4]+1/[.B5])" office:value-type="float" office:value="2.91428571428571" calcext:value-type="float">
            <text:p>2.9</text:p>
          </table:table-cell>
          <table:table-cell table:style-name="ce1" table:formula="of:=1/(1/20+1/[.C8])" office:value-type="float" office:value="2.54364089775561" calcext:value-type="float">
            <text:p>2.5</text:p>
          </table:table-cell>
          <table:table-cell office:value-type="string" calcext:value-type="string">
            <text:p>R2&amp;R3</text:p>
          </table:table-cell>
          <table:table-cell table:style-name="ce2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formula="of:=1/(1/[.B3]+1/[.B4]+1/[.B5])" office:value-type="float" office:value="2.25663716814159" calcext:value-type="float">
            <text:p>2.3</text:p>
          </table:table-cell>
          <table:table-cell table:style-name="ce1" table:formula="of:=1/(1/20+1/[.C9])" office:value-type="float" office:value="2.02783300198807" calcext:value-type="float">
            <text:p>2.0</text:p>
          </table:table-cell>
          <table:table-cell office:value-type="string" calcext:value-type="string">
            <text:p>R1&amp;R2&amp;R3</text:p>
          </table:table-cell>
          <table:table-cell table:style-name="ce2"/>
          <table:table-cell table:style-name="ce1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est Setu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1. Pull up voltage set to 3.3V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2. Test resistor from SCL/SDA to groun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3. Check voltage with just R1/R2/R3 pullup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st resistor </text:p>
            <text:p>In K</text:p>
          </table:table-cell>
          <table:table-cell office:value-type="float" office:value="6.8" calcext:value-type="float">
            <text:p>6.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AREF</text:p>
          </table:table-cell>
          <table:table-cell office:value-type="string" calcext:value-type="string">
            <text:p>Therm pullup</text:p>
            <text:p>In K</text:p>
          </table:table-cell>
          <table:table-cell table:style-name="Default" office:value-type="string" calcext:value-type="string">
            <text:p>Therm in</text:p>
            <text:p>K</text:p>
          </table:table-cell>
          <table:table-cell office:value-type="string" calcext:value-type="string">
            <text:p>Therm</text:p>
            <text:p>Voltage</text:p>
          </table:table-cell>
          <table:table-cell table:number-columns-repeated="5"/>
        </table:table-row>
        <table:table-row table:style-name="ro2">
          <table:table-cell office:value-type="float" office:value="3.135" calcext:value-type="float">
            <text:p>3.135</text:p>
          </table:table-cell>
          <table:table-cell office:value-type="float" office:value="5.1" calcext:value-type="float">
            <text:p>5.1</text:p>
          </table:table-cell>
          <table:table-cell table:style-name="Default" office:value-type="float" office:value="6.8" calcext:value-type="float">
            <text:p>6.8</text:p>
          </table:table-cell>
          <table:table-cell table:formula="of:=[.$A$18]/([.$B$18]+[.C18])*[.C18]" office:value-type="float" office:value="1.79142857142857" calcext:value-type="float">
            <text:p>1.79142857142857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formula="of:=[.$A$18]/([.$B$18]+[.C19])*[.C19]" office:value-type="float" office:value="2.07615894039735" calcext:value-type="float">
            <text:p>2.07615894039735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formula="of:=[.$A$18]/([.$B$18]+[.C20])*[.C20]" office:value-type="float" office:value="2.33955223880597" calcext:value-type="float">
            <text:p>2.33955223880597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 table:formula="of:=[.$A$18]/([.$B$18]+[.C21])*[.C21]" office:value-type="float" office:value="2.67948717948718" calcext:value-type="float">
            <text:p>2.67948717948718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float" office:value="100" calcext:value-type="float">
            <text:p>100</text:p>
          </table:table-cell>
          <table:table-cell table:formula="of:=[.$A$18]/([.$B$18]+[.C22])*[.C22]" office:value-type="float" office:value="2.98287345385347" calcext:value-type="float">
            <text:p>2.9828734538534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4:15:26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05T10:06:49.664000000</meta:creation-date>
    <meta:generator>LibreOffice/7.1.3.2$Windows_X86_64 LibreOffice_project/47f78053abe362b9384784d31a6e56f8511eb1c1</meta:generator>
    <dc:date>2021-07-21T15:01:10.575000000</dc:date>
    <meta:editing-duration>PT7H53M13S</meta:editing-duration>
    <meta:editing-cycles>25</meta:editing-cycles>
    <meta:document-statistic meta:table-count="1" meta:cell-count="70" meta:object-count="0"/>
  </office:meta>
</office:document-meta>
</file>